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7cm"/>
    </style:style>
    <style:style style:name="co3" style:family="table-column">
      <style:table-column-properties fo:break-before="auto" style:column-width="13.159cm"/>
    </style:style>
    <style:style style:name="co7" style:family="table-column">
      <style:table-column-properties fo:break-before="auto" style:column-width="3.87cm"/>
    </style:style>
    <style:style style:name="co5" style:family="table-column">
      <style:table-column-properties fo:break-before="auto" style:column-width="2.653cm"/>
    </style:style>
    <style:style style:name="co6" style:family="table-column">
      <style:table-column-properties fo:break-before="auto" style:column-width="5.059cm"/>
    </style:style>
    <style:style style:name="co8" style:family="table-column">
      <style:table-column-properties fo:break-before="auto" style:column-width="3.39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</office:automatic-styles>
  <office:body>
    <office:spreadsheet>
      <table:table table:name="Switch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Da list of da switche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Brie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est</text:p>
          </table:table-cell>
          <table:table-cell office:value-type="string">
            <text:p>Check da system, y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lock Knight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Blank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nlock Miner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nlock Warlock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nlock Archer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Unlock Vampire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Blank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nlock Magician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nlock Booster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number-columns-repeated="2"/>
        </table:table-row>
      </table:table>
      <table:table table:name="TCPmessages" table:style-name="ta1"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First character</text:p>
          </table:table-cell>
          <table:table-cell office:value-type="string">
            <text:p>Description</text:p>
          </table:table-cell>
          <table:table-cell office:value-type="string">
            <text:p>Response</text:p>
          </table:table-cell>
          <table:table-cell office:value-type="string">
            <text:p>Other chars</text:p>
          </table:table-cell>
          <table:table-cell table:number-columns-repeated="3"/>
        </table:table-row>
        <table:table-row table:style-name="ro1">
          <table:table-cell office:value-type="string">
            <text:p>g</text:p>
          </table:table-cell>
          <table:table-cell office:value-type="string">
            <text:p>get the game</text:p>
          </table:table-cell>
          <table:table-cell office:value-type="string">
            <text:p>Game obj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k</text:p>
          </table:table-cell>
          <table:table-cell office:value-type="string">
            <text:p>key handling</text:p>
          </table:table-cell>
          <table:table-cell office:value-type="string">
            <text:p>null</text:p>
          </table:table-cell>
          <table:table-cell office:value-type="string">
            <text:p>playerID</text:p>
          </table:table-cell>
          <table:table-cell office:value-type="string">
            <text:p>keyID</text:p>
          </table:table-cell>
          <table:table-cell office:value-type="float" office:value="0">
            <text:p>0</text:p>
          </table:table-cell>
          <table:table-cell office:value-type="string">
            <text:p>released</text:p>
          </table:table-cell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office:value-type="string">
            <text:p>pressed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office:value-type="string">
            <text:p>add player</text:p>
          </table:table-cell>
          <table:table-cell office:value-type="string">
            <text:p>playerID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u</text:p>
          </table:table-cell>
          <table:table-cell office:value-type="string">
            <text:p>update player</text:p>
          </table:table-cell>
          <table:table-cell office:value-type="string">
            <text:p>null</text:p>
          </table:table-cell>
          <table:table-cell office:value-type="string">
            <text:p>playerID</text:p>
          </table:table-cell>
          <table:table-cell office:value-type="float" office:value="0">
            <text:p>0</text:p>
          </table:table-cell>
          <table:table-cell office:value-type="string">
            <text:p>teamID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string">
            <text:p>skillID</text:p>
          </table:table-cell>
          <table:table-cell/>
        </table:table-row>
        <table:table-row table:style-name="ro2" table:number-rows-repeated="2">
          <table:table-cell table:number-columns-repeated="7"/>
        </table:table-row>
        <table:table-row table:style-name="ro1">
          <table:table-cell office:value-type="string">
            <text:p>s</text:p>
          </table:table-cell>
          <table:table-cell office:value-type="string">
            <text:p>Ask for server</text:p>
          </table:table-cell>
          <table:table-cell office:value-type="string">
            <text:p>playerCount</text:p>
          </table:table-cell>
          <table:table-cell office:value-type="string">
            <text:p>null</text:p>
          </table:table-cell>
          <table:table-cell table:number-columns-repeated="3"/>
        </table:table-row>
      </table:table>
      <table:table table:name="Feuille3" table:style-name="ta1"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string">
            <text:p>List of the maps and map fil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1">
          <table:table-cell office:value-type="string">
            <text:p>ID</text:p>
          </table:table-cell>
          <table:table-cell office:value-type="string">
            <text:p>M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DV World map</text:p>
          </table:table-cell>
        </table:table-row>
        <table:table-row table:style-name="ro2"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LAN Waiting Room</text:p>
          </table:table-cell>
        </table:table-row>
        <table:table-row table:style-name="ro2"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5">00/00/0000</text:date>, <text:time style:data-style-name="N2" text:time-value="0000-00-00T17:58:58.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31T11:24:22.54</meta:creation-date>
    <dc:date>2013-10-05T18:27:13.64</dc:date>
    <meta:editing-duration>PT1H1M16S</meta:editing-duration>
    <meta:editing-cycles>16</meta:editing-cycles>
    <meta:generator>LibreOffice/4.0.2.2$Windows_x86 LibreOffice_project/4c82dcdd6efcd48b1d8bba66bfe1989deee49c3</meta:generator>
    <meta:document-statistic meta:table-count="3" meta:cell-count="111" meta:object-count="0"/>
  </office:meta>
</office:document-meta>
</file>